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892e2" officeooo:paragraph-rsid="001892e2"/>
    </style:style>
    <style:style style:name="P2" style:family="paragraph" style:parent-style-name="Text_20_body">
      <style:text-properties officeooo:rsid="001915cf" officeooo:paragraph-rsid="001915cf"/>
    </style:style>
    <style:style style:name="P3" style:family="paragraph" style:parent-style-name="Text_20_body">
      <style:text-properties officeooo:rsid="00197e86" officeooo:paragraph-rsid="00197e86"/>
    </style:style>
    <style:style style:name="P4" style:family="paragraph" style:parent-style-name="Text_20_body">
      <style:text-properties officeooo:rsid="001995c0" officeooo:paragraph-rsid="001995c0"/>
    </style:style>
    <style:style style:name="P5" style:family="paragraph" style:parent-style-name="Text_20_body">
      <style:text-properties officeooo:rsid="001acea0" officeooo:paragraph-rsid="001acea0"/>
    </style:style>
    <style:style style:name="P6" style:family="paragraph" style:parent-style-name="Text_20_body">
      <style:text-properties officeooo:rsid="001c30b0" officeooo:paragraph-rsid="001c30b0"/>
    </style:style>
    <style:style style:name="P7" style:family="paragraph" style:parent-style-name="Text_20_body">
      <style:text-properties style:text-underline-style="solid" style:text-underline-width="auto" style:text-underline-color="font-color" officeooo:rsid="001e1d26" officeooo:paragraph-rsid="001e1d26"/>
    </style:style>
    <style:style style:name="P8" style:family="paragraph" style:parent-style-name="Text_20_body">
      <style:text-properties style:text-underline-style="solid" style:text-underline-width="auto" style:text-underline-color="font-color" officeooo:rsid="002a7080" officeooo:paragraph-rsid="002a7080"/>
    </style:style>
    <style:style style:name="P9" style:family="paragraph" style:parent-style-name="Text_20_body">
      <style:text-properties style:text-underline-style="none" officeooo:rsid="001f5fbe" officeooo:paragraph-rsid="001f5fbe"/>
    </style:style>
    <style:style style:name="P10" style:family="paragraph" style:parent-style-name="Text_20_body">
      <style:text-properties style:text-underline-style="none" officeooo:rsid="002dc520" officeooo:paragraph-rsid="002dc520"/>
    </style:style>
    <style:style style:name="P11" style:family="paragraph" style:parent-style-name="Text_20_body">
      <style:text-properties officeooo:rsid="00220475" officeooo:paragraph-rsid="00220475"/>
    </style:style>
    <style:style style:name="P12" style:family="paragraph" style:parent-style-name="Text_20_body">
      <style:text-properties officeooo:rsid="002440de" officeooo:paragraph-rsid="002440de"/>
    </style:style>
    <style:style style:name="P13" style:family="paragraph" style:parent-style-name="Text_20_body" style:list-style-name="L1">
      <style:text-properties officeooo:rsid="002440de" officeooo:paragraph-rsid="002440de"/>
    </style:style>
    <style:style style:name="P14" style:family="paragraph" style:parent-style-name="Text_20_body" style:list-style-name="L1">
      <style:text-properties officeooo:rsid="002550a8" officeooo:paragraph-rsid="002550a8"/>
    </style:style>
    <style:style style:name="P15" style:family="paragraph" style:parent-style-name="Text_20_body">
      <style:text-properties officeooo:rsid="002715ae" officeooo:paragraph-rsid="002715ae"/>
    </style:style>
    <style:style style:name="P16" style:family="paragraph" style:parent-style-name="Text_20_body">
      <style:text-properties officeooo:rsid="00299fa0" officeooo:paragraph-rsid="00299fa0"/>
    </style:style>
    <style:style style:name="P17" style:family="paragraph" style:parent-style-name="Text_20_body" style:list-style-name="L2">
      <style:text-properties officeooo:rsid="00299fa0" officeooo:paragraph-rsid="00299fa0"/>
    </style:style>
    <style:style style:name="P18" style:family="paragraph" style:parent-style-name="Text_20_body">
      <style:text-properties officeooo:rsid="002a3e2c" officeooo:paragraph-rsid="002a3e2c"/>
    </style:style>
    <style:style style:name="P19" style:family="paragraph" style:parent-style-name="Text_20_body" style:list-style-name="L3">
      <style:text-properties officeooo:rsid="002a3e2c" officeooo:paragraph-rsid="002a3e2c"/>
    </style:style>
    <style:style style:name="P20" style:family="paragraph" style:parent-style-name="Text_20_body">
      <style:text-properties officeooo:rsid="002fe2ba" officeooo:paragraph-rsid="002fe2ba"/>
    </style:style>
    <style:style style:name="P21" style:family="paragraph" style:parent-style-name="Text_20_body">
      <style:text-properties officeooo:rsid="0034ef98" officeooo:paragraph-rsid="0034ef98"/>
    </style:style>
    <style:style style:name="P22" style:family="paragraph" style:parent-style-name="Text_20_body">
      <style:text-properties officeooo:rsid="0035458c" officeooo:paragraph-rsid="0035458c"/>
    </style:style>
    <style:style style:name="P23" style:family="paragraph" style:parent-style-name="Text_20_body">
      <style:text-properties officeooo:rsid="00361dad" officeooo:paragraph-rsid="00361dad"/>
    </style:style>
    <style:style style:name="P24" style:family="paragraph" style:parent-style-name="Title">
      <style:text-properties officeooo:rsid="001892e2" officeooo:paragraph-rsid="001892e2"/>
    </style:style>
    <style:style style:name="T1" style:family="text">
      <style:text-properties officeooo:rsid="001a6e28"/>
    </style:style>
    <style:style style:name="T2" style:family="text">
      <style:text-properties officeooo:rsid="002105b9"/>
    </style:style>
    <style:style style:name="T3" style:family="text">
      <style:text-properties officeooo:rsid="0022b1ab"/>
    </style:style>
    <style:style style:name="T4" style:family="text">
      <style:text-properties officeooo:rsid="0023df65"/>
    </style:style>
    <style:style style:name="T5" style:family="text">
      <style:text-properties officeooo:rsid="002912cd"/>
    </style:style>
    <style:style style:name="T6" style:family="text">
      <style:text-properties officeooo:rsid="002a1de1"/>
    </style:style>
    <style:style style:name="T7" style:family="text">
      <style:text-properties officeooo:rsid="002ecf53"/>
    </style:style>
    <style:style style:name="T8" style:family="text">
      <style:text-properties officeooo:rsid="00319257"/>
    </style:style>
    <style:style style:name="T9" style:family="text">
      <style:text-properties officeooo:rsid="0031c6b6"/>
    </style:style>
    <style:style style:name="T10" style:family="text">
      <style:text-properties officeooo:rsid="0031d3fd"/>
    </style:style>
    <style:style style:name="T11" style:family="text">
      <style:text-properties officeooo:rsid="0033c0d3"/>
    </style:style>
    <style:style style:name="T12" style:family="text">
      <style:text-properties officeooo:rsid="0036b761"/>
    </style:style>
    <style:style style:name="T13" style:family="text">
      <style:text-properties officeooo:rsid="0036c57b"/>
    </style:style>
    <style:style style:name="T14" style:family="text">
      <style:text-properties officeooo:rsid="00380266"/>
    </style:style>
    <style:style style:name="T15" style:family="text">
      <style:text-properties officeooo:rsid="0038b2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Concurrency</text:p>
      <text:p text:style-name="P1">Condition Variables</text:p>
      <text:p text:style-name="P2">We have discovered locks as <text:s/>a primitive needed to build concurrency. Another primitive, needed where a thread wishes to check whether a condition is true before continuing its execution is condition variables. </text:p>
      <text:p text:style-name="P7">The Crux: How Do We Wait For A Condition?</text:p>
      <text:p text:style-name="P9">It is often useful for a thread to wait for some condition to become true before processing. <text:span text:style-name="T2">The simple approach of just spinning until the condition becmes true is grossly inefficient and wasstes CPU cycles, and in some cases, be incorrect. </text:span></text:p>
      <text:p text:style-name="P3">30.1 Definitions and Routines</text:p>
      <text:p text:style-name="P11">A thread can make use of a condition variable to wait for a condition to become true. <text:span text:style-name="T3">A condition variable is an explicit queue that threads can put themselves on when some state of execution is not desired </text:span><text:span text:style-name="T4">(by waiting on the condition).</text:span></text:p>
      <text:p text:style-name="P12">The idea of a condition variable: </text:p>
      <text:list xml:id="list3936447928" text:style-name="L1">
        <text:list-item>
          <text:p text:style-name="P13">Goes back to Dijkstra’s use of private semaphores</text:p>
        </text:list-item>
        <text:list-item>
          <text:p text:style-name="P14">Similar idea named “condition variable” by Hoare</text:p>
        </text:list-item>
      </text:list>
      <text:p text:style-name="P15">Declare a condition variable: pthread_cond_t <text:span text:style-name="T5">c; </text:span></text:p>
      <text:p text:style-name="P16">Has two operations associated with it: </text:p>
      <text:list xml:id="list1500700957" text:style-name="L2">
        <text:list-item>
          <text:p text:style-name="P17">wait() - When a thread wishes itself to put itself to sleep</text:p>
        </text:list-item>
        <text:list-item>
          <text:p text:style-name="P17">signal() - <text:span text:style-name="T6">When a thread has changed something in the program and thus wants to wake a sleeping thread waiting on this condition. </text:span></text:p>
        </text:list-item>
      </text:list>
      <text:p text:style-name="P18">POSIX: </text:p>
      <text:list xml:id="list2788831182" text:style-name="L3">
        <text:list-item>
          <text:p text:style-name="P19">pthread_cond_wait</text:p>
        </text:list-item>
        <text:list-item>
          <text:p text:style-name="P19">pthread_cond_signal </text:p>
        </text:list-item>
      </text:list>
      <text:p text:style-name="P8">Tip: Always Hold The Lock While Signaling</text:p>
      <text:p text:style-name="P10">It is likely simplest and best to hold the lock while signaling when using condtion variables.<text:bookmark-start text:name="__DdeLink__1_3781801842"/> <text:bookmark-end text:name="__DdeLink__1_3781801842"/><text:span text:style-name="T7">Hold the lock when calling wait, is not just a tip, but rather mandate by the semantics of wait, because wait always assumes the lock is held when you call it, releases said lock wheb putting the called to sleep re-acquires the lock just before returning. </text:span></text:p>
      <text:p text:style-name="P4"><text:span text:style-name="T1">30.2 </text:span>The Producer/Consumer (Bounded Buffer) Problem</text:p>
      <text:p text:style-name="P20">A synchronization problem first posed by Dijkstra, <text:span text:style-name="T8">called <text:s/>bounded buffer problem. </text:span><text:span text:style-name="T9">This problem led Dijkstra and his team to invent the </text:span><text:span text:style-name="T10">generalized</text:span><text:span text:style-name="T9"> semaphore </text:span><text:span text:style-name="T11">(used as either a lock or a condition variable). </text:span></text:p>
      <text:p text:style-name="P21">Producer threads, generates data items and places them in a buffer. </text:p>
      <text:p text:style-name="P21"><text:soft-page-break/>Consumer threads take requests out of this queue and processes them.</text:p>
      <text:p text:style-name="P22">Example: grep foo file.txt | wc -l</text:p>
      <text:p text:style-name="P23">The Unix pipe, with the other end of the pipe connected to the standard input of the process wc. <text:span text:style-name="T12">The grep process is the producer and the wc process is the consumer. </text:span><text:span text:style-name="T13">Between them is an in-kernel bounded buffer. </text:span><text:span text:style-name="T14">The bounded buffer is a shared resource, we must require synchronized access to it, <text:s/></text:span><text:span text:style-name="T15">lest, a race condition arise. </text:span></text:p>
      <text:p text:style-name="P5">30.3 Covering Conditions</text:p>
      <text:p text:style-name="P6">30.4 Summar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9:02:34.449344720</meta:creation-date>
    <dc:date>2020-12-20T19:32:51.476788423</dc:date>
    <meta:editing-duration>PT29M57S</meta:editing-duration>
    <meta:editing-cycles>37</meta:editing-cycles>
    <meta:generator>LibreOffice/6.4.6.2$Linux_X86_64 LibreOffice_project/40$Build-2</meta:generator>
    <meta:document-statistic meta:table-count="0" meta:image-count="0" meta:object-count="0" meta:page-count="2" meta:paragraph-count="27" meta:word-count="408" meta:character-count="2429" meta:non-whitespace-character-count="2039"/>
  </office:meta>
</office:document-meta>
</file>